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officeooo:rsid="00022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lbert King'ori</text:p>
      <text:p text:style-name="Standard">Front end Developer</text:p>
      <text:h text:style-name="Heading_20_1" text:outline-level="1">Contact Information</text:h>
      <text:p text:style-name="Standard">Email: gilbertkingori<text:span text:style-name="T1">48</text:span>@gmail.com</text:p>
      <text:p text:style-name="Standard">Phone: +254 7<text:span text:style-name="T1">58897510</text:span></text:p>
      <text:p text:style-name="Standard">GitHub: https://github.com/<text:span text:style-name="T1">8651gillo</text:span></text:p>
      <text:p text:style-name="Standard">Linked In: https://linkedin.com/in/gilbertkingori</text:p>
      <text:h text:style-name="Heading_20_1" text:outline-level="1">Profile Summary</text:h>
      <text:p text:style-name="Standard">Self-taught front end developer passionate about crafting visually appealing, fast, and user-friendly websites. Skilled in creating clean layouts and interactive interfaces with a focus on responsive design.</text:p>
      <text:h text:style-name="Heading_20_1" text:outline-level="1">Skills</text:h>
      <text:p text:style-name="Standard">• HTML</text:p>
      <text:p text:style-name="Standard">• CSS</text:p>
      <text:p text:style-name="Standard">• JavaScript</text:p>
      <text:p text:style-name="Standard">• Tailwind CSS</text:p>
      <text:p text:style-name="Standard">• Git &amp; GitHub</text:p>
      <text:p text:style-name="Standard">• Responsive Web Design</text:p>
      <text:p text:style-name="Standard">• VS Code</text:p>
      <text:p text:style-name="Standard">• Particles.js</text:p>
      <text:h text:style-name="Heading_20_1" text:outline-level="1">Projects</text:h>
      <text:p text:style-name="Standard">• Funbase Ideas + Math Game – https://mr-ricky.vercel.app/</text:p>
      <text:p text:style-name="Standard">• Personal Portfolio Website – https://mr-ricky.vercel.app/portfolio</text:p>
      <text:h text:style-name="Heading_20_1" text:outline-level="1"><text:soft-page-break/>Education</text:h>
      <text:p text:style-name="Standard">Self-Taught Web Developer (2023–Present)<text:line-break/>Learning through YouTube tutorials, documentation, and building real-world projects.</text:p>
      <text:h text:style-name="Heading_20_1" text:outline-level="1">Experience</text:h>
      <text:p text:style-name="Standard">Freelance Front end Developer (2024–Present)<text:line-break/>Built and deployed multiple websites using HTML, CSS, and JavaScript. Gained practical experience by working on personal and small client projec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04T23:31:11.274295423</dc:date>
    <meta:editing-duration>PT2M15S</meta:editing-duration>
    <meta:generator>LibreOffice/7.3.7.2$Linux_X86_64 LibreOffice_project/30$Build-2</meta:generator>
    <meta:document-statistic meta:table-count="0" meta:image-count="0" meta:object-count="0" meta:page-count="2" meta:paragraph-count="25" meta:word-count="125" meta:character-count="988" meta:non-whitespace-character-count="888"/>
    <meta:user-defined meta:name="AppVersion">14.0000</meta:user-defined>
    <meta:template xlink:type="simple" xlink:actuate="onRequest" xlink:title="Normal.dotm" xlink:href=""/>
  </office:meta>
</office:document-meta>
</file>